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"/>
    <style:font-face style:name="monospace1" svg:font-family="monospace, monospace"/>
    <style:font-face style:name="sans-serif" svg:font-family="sans-serif"/>
    <style:font-face style:name="urw-din" svg:font-family="urw-din, sans-serif"/>
  </office:font-face-decls>
  <office:automatic-styles>
    <style:style style:name="P1" style:family="paragraph" style:parent-style-name="Preformatted_20_Text">
      <loext:graphic-properties draw:fill="solid" draw:fill-color="#f8f9fa" draw:opacity="100%"/>
      <style:paragraph-properties fo:margin-left="0cm" fo:margin-right="0cm" fo:line-height="130%" fo:orphans="2" fo:widows="2" fo:text-indent="0cm" style:auto-text-indent="false" fo:background-color="#f8f9fa" fo:padding="0.049cm" fo:border="0.06pt solid #eaecf0" style:writing-mode="lr-tb"/>
      <style:text-properties fo:font-variant="normal" fo:text-transform="none" fo:color="#000000" loext:opacity="100%" style:font-name="monospace1" fo:font-size="8.39999961853027pt" fo:letter-spacing="normal" fo:font-style="normal" fo:font-weight="normal" fo:background-color="#ffffff"/>
    </style:style>
    <style:style style:name="P2" style:family="paragraph" style:parent-style-name="Preformatted_20_Text">
      <loext:graphic-properties draw:fill="solid" draw:fill-color="#f8f9fa" draw:opacity="100%"/>
      <style:paragraph-properties fo:margin-left="0cm" fo:margin-right="0cm" fo:line-height="130%" fo:orphans="2" fo:widows="2" fo:text-indent="0cm" style:auto-text-indent="false" fo:background-color="#f8f9fa" fo:padding="0.049cm" fo:border="0.06pt solid #eaecf0" style:writing-mode="lr-tb"/>
      <style:text-properties fo:font-variant="normal" fo:text-transform="none" fo:color="#000000" loext:opacity="100%" style:font-name="monospace1" fo:font-size="10pt" fo:letter-spacing="normal" fo:font-style="normal" fo:font-weight="normal" fo:background-color="#ffffff" style:font-size-asian="10pt" style:font-size-complex="10pt"/>
    </style:style>
    <style:style style:name="P3" style:family="paragraph" style:parent-style-name="Preformatted_20_Text">
      <loext:graphic-properties draw:fill="solid" draw:fill-color="#f8f9fa" draw:opacity="100%"/>
      <style:paragraph-properties fo:margin-left="0cm" fo:margin-right="0cm" fo:margin-top="0cm" fo:margin-bottom="0.499cm" style:contextual-spacing="false" fo:line-height="130%" fo:orphans="2" fo:widows="2" fo:text-indent="0cm" style:auto-text-indent="false" fo:background-color="#f8f9fa" fo:padding="0.049cm" fo:border="0.06pt solid #eaecf0" style:writing-mode="lr-tb"/>
      <style:text-properties fo:font-variant="normal" fo:text-transform="none" fo:color="#000000" loext:opacity="100%" style:font-name="monospace1" fo:font-size="10pt" fo:letter-spacing="normal" fo:font-style="normal" fo:font-weight="normal" fo:background-color="#ffffff" style:font-size-asian="10pt" style:font-size-complex="10pt"/>
    </style:style>
    <style:style style:name="P4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 style:writing-mode="lr-tb"/>
      <style:text-properties fo:font-variant="normal" fo:text-transform="none" fo:color="#000000" loext:opacity="100%" fo:font-size="10pt" fo:letter-spacing="normal" fo:background-color="#ffffff" style:font-size-asian="10pt" style:font-size-complex="10pt"/>
    </style:style>
    <style:style style:name="P5" style:family="paragraph" style:parent-style-name="Preformatted_20_Text">
      <loext:graphic-properties draw:fill="solid" draw:fill-color="#f8f9fa" draw:opacity="100%"/>
      <style:paragraph-properties fo:margin-top="0cm" fo:margin-bottom="0.499cm" style:contextual-spacing="false" fo:line-height="130%" fo:orphans="2" fo:widows="2" fo:background-color="#f8f9fa" fo:padding="0.049cm" fo:border="0.06pt solid #eaecf0" style:writing-mode="lr-tb"/>
      <style:text-properties fo:font-variant="normal" fo:text-transform="none" fo:color="#000000" loext:opacity="100%" fo:font-size="10pt" fo:letter-spacing="normal" fo:background-color="#ffffff" style:font-size-asian="10pt" style:font-size-complex="10pt"/>
    </style:style>
    <style:style style:name="P6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 style:writing-mode="lr-tb"/>
      <style:text-properties fo:font-size="10pt" style:font-size-asian="10pt" style:font-size-complex="10pt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</style:style>
    <style:style style:name="P8" style:family="paragraph" style:parent-style-name="Standard">
      <style:text-properties officeooo:paragraph-rsid="0019454c"/>
    </style:style>
    <style:style style:name="P9" style:family="paragraph" style:parent-style-name="Standard">
      <style:text-properties fo:font-size="10pt" officeooo:paragraph-rsid="0019454c" style:font-size-asian="10pt" style:font-size-complex="10pt"/>
    </style:style>
    <style:style style:name="P10" style:family="paragraph" style:parent-style-name="Standard">
      <style:text-properties officeooo:rsid="001c423e" officeooo:paragraph-rsid="001c423e"/>
    </style:style>
    <style:style style:name="P11" style:family="paragraph" style:parent-style-name="Standard">
      <style:text-properties officeooo:rsid="001c423e" officeooo:paragraph-rsid="001c77f2"/>
    </style:style>
    <style:style style:name="P12" style:family="paragraph" style:parent-style-name="Standard">
      <style:text-properties officeooo:rsid="001c77f2" officeooo:paragraph-rsid="001c77f2"/>
    </style:style>
    <style:style style:name="P13" style:family="paragraph" style:parent-style-name="Standard">
      <style:text-properties officeooo:paragraph-rsid="001e5034"/>
    </style:style>
    <style:style style:name="P14" style:family="paragraph" style:parent-style-name="Standard">
      <style:text-properties officeooo:rsid="0020790a" officeooo:paragraph-rsid="00226cc6"/>
    </style:style>
    <style:style style:name="P15" style:family="paragraph" style:parent-style-name="Standard">
      <style:text-properties officeooo:paragraph-rsid="00226cc6"/>
    </style:style>
    <style:style style:name="P16" style:family="paragraph" style:parent-style-name="Standard">
      <style:text-properties officeooo:rsid="00226cc6" officeooo:paragraph-rsid="00226cc6"/>
    </style:style>
    <style:style style:name="P17" style:family="paragraph" style:parent-style-name="Standard">
      <style:text-properties style:font-name="Liberation Serif" fo:font-size="12pt" officeooo:rsid="0020790a" officeooo:paragraph-rsid="0020790a" style:font-size-asian="12pt" style:font-size-complex="12pt"/>
    </style:style>
    <style:style style:name="P18" style:family="paragraph" style:parent-style-name="Standard">
      <style:text-properties style:font-name="Liberation Serif" fo:font-size="12pt" officeooo:paragraph-rsid="00243596" style:font-size-asian="12pt" style:font-size-complex="12pt"/>
    </style:style>
    <style:style style:name="P19" style:family="paragraph" style:parent-style-name="Standard">
      <style:text-properties style:font-name="Liberation Serif" fo:font-size="12pt" officeooo:rsid="00243596" officeooo:paragraph-rsid="00243596" style:font-size-asian="12pt" style:font-size-complex="12pt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</style:style>
    <style:style style:name="P21" style:family="paragraph" style:parent-style-name="Text_20_body">
      <style:text-properties officeooo:paragraph-rsid="001ac2c0"/>
    </style:style>
    <style:style style:name="T1" style:family="text">
      <style:text-properties officeooo:rsid="0019454c"/>
    </style:style>
    <style:style style:name="T2" style:family="text">
      <style:text-properties fo:font-variant="normal" fo:text-transform="none" fo:color="#202122" loext:opacity="100%" style:font-name="sans-serif" fo:font-size="10pt" fo:letter-spacing="normal" fo:font-style="normal" fo:font-weight="normal" style:font-size-asian="10pt" style:font-size-complex="10pt"/>
    </style:style>
    <style:style style:name="T3" style:family="text">
      <style:text-properties fo:font-variant="normal" fo:text-transform="none" fo:color="#202122" loext:opacity="100%" style:font-name="sans-serif" fo:font-size="11pt" fo:letter-spacing="normal" fo:font-style="normal" fo:font-weight="normal" style:font-size-asian="11pt" style:font-size-complex="11pt"/>
    </style:style>
    <style:style style:name="T4" style:family="text">
      <style:text-properties fo:font-variant="normal" fo:text-transform="none" fo:color="#202122" loext:opacity="100%" style:text-line-through-style="none" style:text-line-through-type="none" style:font-name="sans-serif" fo:font-size="8.39999961853027pt" fo:letter-spacing="normal" fo:font-style="normal" style:text-underline-style="none" fo:font-weight="bold" style:text-blinking="false" style:font-weight-asian="bold" style:font-weight-complex="bold"/>
    </style:style>
    <style:style style:name="T5" style:family="text">
      <style:text-properties fo:font-variant="normal" fo:text-transform="none" fo:color="#202122" loext:opacity="100%" style:text-line-through-style="none" style:text-line-through-type="none" style:font-name="sans-serif" fo:font-size="11pt" fo:letter-spacing="normal" fo:font-style="normal" style:text-underline-style="none" fo:font-weight="bold" style:text-blinking="false" style:font-size-asian="11pt" style:font-weight-asian="bold" style:font-size-complex="11pt" style:font-weight-complex="bold"/>
    </style:style>
    <style:style style:name="T6" style:family="text">
      <style:text-properties fo:font-variant="normal" fo:text-transform="none" fo:color="#202122" loext:opacity="100%" fo:font-size="10pt" fo:letter-spacing="normal" style:font-size-asian="10pt" style:font-size-complex="10pt"/>
    </style:style>
    <style:style style:name="T7" style:family="text">
      <style:text-properties fo:font-variant="normal" fo:text-transform="none" fo:color="#0645ad" loext:opacity="100%" style:text-line-through-style="none" style:text-line-through-type="none" style:font-name="sans-serif" fo:font-size="8.39999961853027pt" fo:letter-spacing="normal" fo:font-style="normal" style:text-underline-style="none" fo:font-weight="bold" style:text-blinking="false" style:font-weight-asian="bold" style:font-weight-complex="bold"/>
    </style:style>
    <style:style style:name="T8" style:family="text">
      <style:text-properties fo:font-variant="normal" fo:text-transform="none" fo:color="#0645ad" loext:opacity="100%" style:text-line-through-style="none" style:text-line-through-type="none" style:font-name="sans-serif" fo:font-size="10pt" fo:letter-spacing="normal" fo:font-style="normal" style:text-underline-style="none" fo:font-weight="normal" style:text-blinking="false" fo:background-color="#ffffff" loext:char-shading-value="0" style:font-size-asian="10pt" style:font-size-complex="10pt"/>
    </style:style>
    <style:style style:name="T9" style:family="text">
      <style:text-properties fo:font-variant="normal" fo:text-transform="none" fo:color="#000000" loext:opacity="100%" style:font-name="monospace1" fo:font-size="10pt" fo:letter-spacing="normal" fo:font-style="normal" fo:font-weight="normal" fo:background-color="#f8f9fa" loext:char-shading-value="0" style:font-size-asian="10pt" style:font-size-complex="10pt" loext:padding-left="0.085cm" loext:padding-right="0cm" loext:padding-top="0.049cm" loext:padding-bottom="0.049cm" loext:border-left="0.06pt solid #eaecf0" loext:border-right="none" loext:border-top="0.06pt solid #eaecf0" loext:border-bottom="0.06pt solid #eaecf0"/>
    </style:style>
    <style:style style:name="T10" style:family="text">
      <style:text-properties fo:font-variant="normal" fo:text-transform="none" fo:color="#000000" loext:opacity="100%" style:font-name="monospace1" fo:font-size="11pt" fo:letter-spacing="normal" fo:font-style="normal" fo:font-weight="normal" fo:background-color="#f8f9fa" loext:char-shading-value="0" style:font-size-asian="11pt" style:font-size-complex="11pt" loext:padding-left="0.085cm" loext:padding-right="0cm" loext:padding-top="0.049cm" loext:padding-bottom="0.049cm" loext:border-left="0.06pt solid #eaecf0" loext:border-right="none" loext:border-top="0.06pt solid #eaecf0" loext:border-bottom="0.06pt solid #eaecf0"/>
    </style:style>
    <style:style style:name="T11" style:family="text">
      <style:text-properties fo:font-variant="normal" fo:text-transform="none" fo:color="#000000" loext:opacity="100%" style:font-name="monospace" fo:font-size="8.39999961853027pt" fo:letter-spacing="normal" fo:font-style="normal" fo:font-weight="normal"/>
    </style:style>
    <style:style style:name="T12" style:family="text">
      <style:text-properties fo:font-variant="normal" fo:text-transform="none" fo:color="#000000" loext:opacity="100%" fo:font-size="8.39999961853027pt" fo:letter-spacing="normal" fo:font-style="normal" fo:font-weight="normal"/>
    </style:style>
    <style:style style:name="T13" style:family="text">
      <style:text-properties fo:font-variant="normal" fo:text-transform="none" fo:color="#000000" loext:opacity="100%" fo:letter-spacing="normal" fo:font-style="normal" fo:font-weight="normal"/>
    </style:style>
    <style:style style:name="T14" style:family="text">
      <style:text-properties fo:font-variant="normal" fo:text-transform="none" style:font-name="urw-din" fo:font-size="10.1999998092651pt" fo:letter-spacing="normal" fo:font-style="normal" style:text-underline-style="solid" style:text-underline-width="auto" style:text-underline-color="font-color" fo:font-weight="normal" loext:padding="0cm" loext:border="none"/>
    </style:style>
    <style:style style:name="T15" style:family="text">
      <style:text-properties fo:font-variant="normal" fo:text-transform="none" fo:color="#273239" loext:opacity="100%" style:font-name="urw-din" fo:font-size="10.1999998092651pt" fo:letter-spacing="normal" fo:font-style="normal" fo:font-weight="normal"/>
    </style:style>
    <style:style style:name="T16" style:family="text">
      <style:text-properties fo:font-variant="normal" fo:text-transform="none" fo:color="#273239" loext:opacity="100%" style:font-name="urw-din" fo:font-size="10.8000001907349pt" fo:letter-spacing="normal" fo:font-style="normal" fo:font-weight="normal"/>
    </style:style>
    <style:style style:name="T17" style:family="text">
      <style:text-properties fo:font-variant="normal" fo:text-transform="none" fo:color="#273239" loext:opacity="100%" fo:letter-spacing="normal"/>
    </style:style>
    <style:style style:name="T18" style:family="text">
      <style:text-properties fo:font-variant="normal" fo:text-transform="none" fo:color="#273239" loext:opacity="100%" fo:letter-spacing="normal" fo:font-style="normal" fo:font-weight="normal"/>
    </style:style>
    <style:style style:name="T19" style:family="text">
      <style:text-properties fo:font-variant="normal" fo:text-transform="none" fo:color="#273239" loext:opacity="100%" style:font-name="Liberation Sans" fo:letter-spacing="normal"/>
    </style:style>
    <style:style style:name="T20" style:family="text">
      <style:text-properties fo:font-variant="normal" fo:text-transform="none" fo:color="#273239" loext:opacity="100%" style:font-name="Liberation Sans" fo:font-size="10.1999998092651pt" fo:letter-spacing="normal" fo:font-style="normal" fo:font-weight="normal"/>
    </style:style>
    <style:style style:name="T21" style:family="text">
      <style:text-properties fo:font-variant="normal" fo:text-transform="none" fo:color="#273239" loext:opacity="100%" fo:font-size="10.8000001907349pt" fo:letter-spacing="normal" fo:font-style="normal" fo:font-weight="normal"/>
    </style:style>
    <style:style style:name="T22" style:family="text">
      <style:text-properties fo:font-variant="normal" fo:text-transform="none" fo:color="#273239" loext:opacity="100%" style:font-name="Liberation Serif" fo:letter-spacing="normal"/>
    </style:style>
    <style:style style:name="T23" style:family="text">
      <style:text-properties fo:font-variant="normal" fo:text-transform="none" fo:color="#273239" loext:opacity="100%" style:font-name="Liberation Serif" fo:font-size="10.1999998092651pt" fo:letter-spacing="normal" fo:font-style="normal" fo:font-weight="normal"/>
    </style:style>
    <style:style style:name="T24" style:family="text">
      <style:text-properties fo:font-variant="normal" fo:text-transform="none" fo:color="#273239" loext:opacity="100%" style:font-name="Liberation Serif" fo:font-size="11pt" fo:letter-spacing="normal" style:font-size-asian="11pt" style:font-size-complex="11pt"/>
    </style:style>
    <style:style style:name="T25" style:family="text">
      <style:text-properties fo:font-variant="normal" fo:text-transform="none" fo:color="#273239" loext:opacity="100%" style:font-name="Liberation Serif" fo:font-size="11pt" fo:letter-spacing="normal" fo:font-style="normal" fo:font-weight="normal" style:font-size-asian="11pt" style:font-size-complex="11pt"/>
    </style:style>
    <style:style style:name="T26" style:family="text">
      <style:text-properties fo:font-variant="normal" fo:text-transform="none" fo:color="#273239" loext:opacity="100%" style:font-name="Liberation Serif" fo:font-size="12pt" fo:letter-spacing="normal" style:font-size-asian="12pt" style:font-size-complex="12pt"/>
    </style:style>
    <style:style style:name="T27" style:family="text">
      <style:text-properties fo:font-variant="normal" fo:text-transform="none" fo:color="#273239" loext:opacity="100%" style:font-name="Liberation Serif" fo:font-size="12pt" fo:letter-spacing="normal" fo:font-style="normal" fo:font-weight="normal" style:font-size-asian="12pt" style:font-size-complex="12pt"/>
    </style:style>
    <style:style style:name="T28" style:family="text">
      <style:text-properties fo:font-variant="normal" fo:text-transform="none" style:font-name="Liberation Sans" fo:font-size="10.1999998092651pt" fo:letter-spacing="normal" fo:font-style="normal" style:text-underline-style="solid" style:text-underline-width="auto" style:text-underline-color="font-color" fo:font-weight="normal" loext:padding="0cm" loext:border="none"/>
    </style:style>
    <style:style style:name="T29" style:family="text">
      <style:text-properties fo:font-variant="normal" fo:text-transform="none" style:font-name="Liberation Serif" fo:font-size="10.1999998092651pt" fo:letter-spacing="normal" fo:font-style="normal" style:text-underline-style="solid" style:text-underline-width="auto" style:text-underline-color="font-color" fo:font-weight="normal" loext:padding="0cm" loext:border="none"/>
    </style:style>
    <style:style style:name="T30" style:family="text">
      <style:text-properties fo:font-variant="normal" fo:text-transform="none" style:font-name="Liberation Serif" fo:font-size="11pt" fo:letter-spacing="normal" fo:font-style="normal" style:text-underline-style="solid" style:text-underline-width="auto" style:text-underline-color="font-color" fo:font-weight="normal" style:font-size-asian="11pt" style:font-size-complex="11pt" loext:padding="0cm" loext:border="none"/>
    </style:style>
    <style:style style:name="T31" style:family="text">
      <style:text-properties fo:font-variant="normal" fo:text-transform="none" style:font-name="Liberation Serif" fo:font-size="12pt" fo:letter-spacing="normal" fo:font-style="normal" style:text-underline-style="solid" style:text-underline-width="auto" style:text-underline-color="font-color" fo:font-weight="normal" style:font-size-asian="12pt" style:font-size-complex="12pt" loext:padding="0cm" loext:border="none"/>
    </style:style>
    <style:style style:name="T32" style:family="text">
      <style:text-properties style:font-name="monospace1" fo:font-style="normal" fo:font-weight="normal"/>
    </style:style>
    <style:style style:name="T33" style:family="text">
      <style:text-properties fo:color="#008000" loext:opacity="100%"/>
    </style:style>
    <style:style style:name="T34" style:family="text">
      <style:text-properties fo:color="#008000" loext:opacity="100%" fo:font-weight="bold"/>
    </style:style>
    <style:style style:name="T35" style:family="text">
      <style:text-properties fo:color="#008000" loext:opacity="100%" style:font-name="monospace1" fo:font-style="normal" fo:font-weight="bold"/>
    </style:style>
    <style:style style:name="T36" style:family="text">
      <style:text-properties fo:color="#008000" loext:opacity="100%" style:font-name="monospace1" fo:font-style="normal" fo:font-weight="normal"/>
    </style:style>
    <style:style style:name="T37" style:family="text">
      <style:text-properties fo:color="#008000" loext:opacity="100%" fo:font-size="10pt" fo:font-weight="bold" style:font-size-asian="10pt" style:font-size-complex="10pt"/>
    </style:style>
    <style:style style:name="T38" style:family="text">
      <style:text-properties fo:color="#0000ff" loext:opacity="100%" fo:font-weight="bold"/>
    </style:style>
    <style:style style:name="T39" style:family="text">
      <style:text-properties fo:color="#0000ff" loext:opacity="100%" style:font-name="monospace1" fo:font-style="normal" fo:font-weight="normal"/>
    </style:style>
    <style:style style:name="T40" style:family="text">
      <style:text-properties fo:color="#0000ff" loext:opacity="100%" fo:font-size="10pt" fo:font-weight="bold" style:font-size-asian="10pt" style:font-size-complex="10pt"/>
    </style:style>
    <style:style style:name="T41" style:family="text">
      <style:text-properties fo:color="#666666" loext:opacity="100%"/>
    </style:style>
    <style:style style:name="T42" style:family="text">
      <style:text-properties fo:color="#666666" loext:opacity="100%" style:font-name="monospace1" fo:font-style="normal" fo:font-weight="normal"/>
    </style:style>
    <style:style style:name="T43" style:family="text">
      <style:text-properties fo:color="#aa22ff" loext:opacity="100%" style:font-name="monospace1" fo:font-style="normal" fo:font-weight="normal"/>
    </style:style>
    <style:style style:name="T44" style:family="text">
      <style:text-properties fo:color="#aa22ff" loext:opacity="100%" style:font-name="monospace1" fo:font-style="normal" fo:font-weight="bold"/>
    </style:style>
    <style:style style:name="T45" style:family="text">
      <style:text-properties fo:color="#ba2121" loext:opacity="100%"/>
    </style:style>
    <style:style style:name="T46" style:family="text">
      <style:text-properties fo:color="#ba2121" loext:opacity="100%" style:font-name="monospace1" fo:font-style="italic" fo:font-weight="normal"/>
    </style:style>
    <style:style style:name="T47" style:family="text">
      <style:text-properties fo:color="#ba2121" loext:opacity="100%" style:font-name="monospace1" fo:font-style="normal" fo:font-weight="normal"/>
    </style:style>
    <style:style style:name="T48" style:family="text">
      <style:text-properties fo:color="#bb6688" loext:opacity="100%" style:font-name="monospace1" fo:font-style="normal" fo:font-weight="bold"/>
    </style:style>
    <style:style style:name="T49" style:family="text">
      <style:text-properties fo:color="#408080" loext:opacity="100%" style:font-name="monospace1" fo:font-style="italic" fo:font-weight="normal"/>
    </style:style>
    <style:style style:name="T50" style:family="text">
      <style:text-properties fo:color="#19177c" loext:opacity="100%" style:font-name="monospace1" fo:font-style="normal" fo:font-weight="normal"/>
    </style:style>
    <style:style style:name="T51" style:family="text">
      <style:text-properties fo:font-size="10pt" style:font-size-asian="10pt" style:font-size-complex="10pt"/>
    </style:style>
    <style:style style:name="T52" style:family="text">
      <style:text-properties officeooo:rsid="001c77f2"/>
    </style:style>
    <style:style style:name="T53" style:family="text">
      <style:text-properties officeooo:rsid="001e5034"/>
    </style:style>
    <style:style style:name="T54" style:family="text">
      <style:text-properties officeooo:rsid="0020790a"/>
    </style:style>
    <style:style style:name="T55" style:family="text">
      <style:text-properties style:font-name="Liberation Sans"/>
    </style:style>
    <style:style style:name="T56" style:family="text">
      <style:text-properties style:font-name="Liberation Serif"/>
    </style:style>
    <style:style style:name="T57" style:family="text">
      <style:text-properties style:font-name="Liberation Serif" fo:font-size="11pt" style:font-size-asian="11pt" style:font-size-complex="11pt"/>
    </style:style>
    <style:style style:name="T58" style:family="text">
      <style:text-properties style:font-name="Liberation Serif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1. What is the concept of a metaclass?</text:p>
      <text:p text:style-name="P8"><text:span text:style-name="T1">Ans: </text:span><text:span text:style-name="T2">In </text:span><text:a xlink:type="simple" xlink:href="https://en.wikipedia.org/wiki/Object-oriented_programming" text:style-name="Internet_20_link" text:visited-style-name="Visited_20_Internet_20_Link"><text:span text:style-name="T8">object-oriented programming</text:span></text:a><text:span text:style-name="T2">, a metaclass</text:span><text:span text:style-name="T6"> </text:span><text:span text:style-name="T2">is a </text:span><text:a xlink:type="simple" xlink:href="https://en.wikipedia.org/wiki/Class_(computer_science)" text:style-name="Internet_20_link" text:visited-style-name="Visited_20_Internet_20_Link"><text:span text:style-name="T8">class</text:span></text:a><text:span text:style-name="T6"> </text:span><text:span text:style-name="T2">whose instances are classes. Just as an ordinary class defines the behavior of certain objects, a metaclass defines the behavior of certain classes and their instances. Not all object-oriented </text:span><text:a xlink:type="simple" xlink:href="https://en.wikipedia.org/wiki/Programming_languages" text:style-name="Internet_20_link" text:visited-style-name="Visited_20_Internet_20_Link"><text:span text:style-name="T8">programming languages</text:span></text:a><text:span text:style-name="T6"> </text:span><text:span text:style-name="T2">support metaclasses. Among those that do, the extent to which metaclasses can override any given aspect of class behavior varies. Metaclasses can be implemented by having classes be </text:span><text:a xlink:type="simple" xlink:href="https://en.wikipedia.org/wiki/First-class_citizen" text:style-name="Internet_20_link" text:visited-style-name="Visited_20_Internet_20_Link"><text:span text:style-name="T8">first-class citizens</text:span></text:a><text:span text:style-name="T2">, in which case a metaclass is simply an object that constructs classes. Each language has its own </text:span><text:a xlink:type="simple" xlink:href="https://en.wikipedia.org/wiki/Metaobject_protocol" text:style-name="Internet_20_link" text:visited-style-name="Visited_20_Internet_20_Link"><text:span text:style-name="T8">metaobject protocol</text:span></text:a><text:span text:style-name="T2">, a set of rules that govern how objects, classes, and metaclasses interact</text:span><text:span text:style-name="T51"> </text:span>-<text:span text:style-name="T1">Wikipedia</text:span></text:p>
      <text:p text:style-name="P21"><text:a xlink:type="simple" xlink:href="https://en.wikipedia.org/wiki/Python_(programming_language)" text:style-name="Internet_20_link" text:visited-style-name="Visited_20_Internet_20_Link"><text:span text:style-name="T7"/></text:a></text:p>
      <text:p text:style-name="P21"><text:a xlink:type="simple" xlink:href="https://en.wikipedia.org/wiki/Python_(programming_language)" text:style-name="Internet_20_link" text:visited-style-name="Visited_20_Internet_20_Link"><text:span text:style-name="T7">Python</text:span></text:a><text:span text:style-name="T4">:</text:span><text:span text:style-name="T5"> <text:s text:c="2"/></text:span><text:span text:style-name="T3">the built-in class </text:span><text:span text:style-name="Source_20_Text"><text:span text:style-name="T10">type</text:span></text:span><text:span text:style-name="T3"> is a meta-class. Consider this simple Python class:</text:span></text:p>
      <text:p text:style-name="P1"><text:span text:style-name="T34">c</text:span><text:span text:style-name="T37">lass</text:span><text:span text:style-name="T51"> </text:span><text:span text:style-name="T40">Car</text:span><text:span text:style-name="T51">:</text:span></text:p>
      <text:p text:style-name="P4"><text:s text:c="4"/><text:span text:style-name="T35">def</text:span><text:span text:style-name="T32"> </text:span><text:span text:style-name="T39">__init__</text:span><text:span text:style-name="T32">(</text:span><text:span text:style-name="T36">self</text:span><text:span text:style-name="T32">, make: </text:span><text:span text:style-name="T36">str</text:span><text:span text:style-name="T32">, model: </text:span><text:span text:style-name="T36">str</text:span><text:span text:style-name="T32">, year: </text:span><text:span text:style-name="T36">int</text:span><text:span text:style-name="T32">, color: </text:span><text:span text:style-name="T36">str</text:span><text:span text:style-name="T32">):</text:span></text:p>
      <text:p text:style-name="P4"><text:s text:c="8"/><text:span text:style-name="T36">self</text:span><text:span text:style-name="T42">.</text:span><text:span text:style-name="T32">make </text:span><text:span text:style-name="T42">=</text:span><text:span text:style-name="T32"> make</text:span></text:p>
      <text:p text:style-name="P4"><text:s text:c="8"/><text:span text:style-name="T36">self</text:span><text:span text:style-name="T42">.</text:span><text:span text:style-name="T32">model </text:span><text:span text:style-name="T42">=</text:span><text:span text:style-name="T32"> model</text:span></text:p>
      <text:p text:style-name="P4"><text:s text:c="8"/><text:span text:style-name="T36">self</text:span><text:span text:style-name="T42">.</text:span><text:span text:style-name="T32">year </text:span><text:span text:style-name="T42">=</text:span><text:span text:style-name="T32"> year</text:span></text:p>
      <text:p text:style-name="P4"><text:s text:c="8"/><text:span text:style-name="T36">self</text:span><text:span text:style-name="T42">.</text:span><text:span text:style-name="T32">color </text:span><text:span text:style-name="T42">=</text:span><text:span text:style-name="T32"> color</text:span></text:p>
      <text:p text:style-name="P6"/>
      <text:p text:style-name="P4"><text:s text:c="4"/><text:span text:style-name="T43">@property</text:span></text:p>
      <text:p text:style-name="P4"><text:s text:c="4"/><text:span text:style-name="T35">def</text:span><text:span text:style-name="T32"> </text:span><text:span text:style-name="T39">description</text:span><text:span text:style-name="T32">(</text:span><text:span text:style-name="T36">self</text:span><text:span text:style-name="T32">) </text:span><text:span text:style-name="T42">-&gt;</text:span><text:span text:style-name="T32"> </text:span><text:span text:style-name="T36">str</text:span><text:span text:style-name="T32">:</text:span></text:p>
      <text:p text:style-name="P4"><text:s text:c="8"/><text:span text:style-name="T46">"""Return a description of this car."""</text:span></text:p>
      <text:p text:style-name="P5"><text:s text:c="8"/><text:span text:style-name="T35">return</text:span><text:span text:style-name="T32"> </text:span><text:span text:style-name="T47">f"</text:span><text:span text:style-name="T48">{</text:span><text:span text:style-name="T36">self</text:span><text:span text:style-name="T42">.</text:span><text:span text:style-name="T32">color</text:span><text:span text:style-name="T48">}</text:span><text:span text:style-name="T47"> </text:span><text:span text:style-name="T48">{</text:span><text:span text:style-name="T36">self</text:span><text:span text:style-name="T42">.</text:span><text:span text:style-name="T32">make</text:span><text:span text:style-name="T48">}</text:span><text:span text:style-name="T47"> </text:span><text:span text:style-name="T48">{</text:span><text:span text:style-name="T36">self</text:span><text:span text:style-name="T42">.</text:span><text:span text:style-name="T32">model</text:span><text:span text:style-name="T48">}</text:span><text:span text:style-name="T47">"</text:span></text:p>
      <text:p text:style-name="P20"><text:span text:style-name="T2">At run time, </text:span><text:span text:style-name="Source_20_Text"><text:span text:style-name="T9">Car</text:span></text:span><text:span text:style-name="T2"> itself is an instance of </text:span><text:span text:style-name="Source_20_Text"><text:span text:style-name="T9">type</text:span></text:span><text:span text:style-name="T2">. The source code of the </text:span><text:span text:style-name="Source_20_Text"><text:span text:style-name="T9">Car</text:span></text:span><text:span text:style-name="T2"> class, shown above, does not include such details as the size in bytes of </text:span><text:span text:style-name="Source_20_Text"><text:span text:style-name="T9">Car</text:span></text:span><text:span text:style-name="T2"> objects, their binary layout in memory, how they are allocated, that the </text:span><text:span text:style-name="Source_20_Text"><text:span text:style-name="T9">__init__</text:span></text:span><text:span text:style-name="T2"> method is automatically called each time a </text:span><text:span text:style-name="Source_20_Text"><text:span text:style-name="T9">Car</text:span></text:span><text:span text:style-name="T2"> is created, and so on. These details come into play not only when a new </text:span><text:span text:style-name="Source_20_Text"><text:span text:style-name="T9">Car</text:span></text:span><text:span text:style-name="T2"> object is created, but also each time any attribute of a </text:span><text:span text:style-name="Source_20_Text"><text:span text:style-name="T9">Car</text:span></text:span><text:span text:style-name="T2"> is accessed. In languages without metaclasses, these details are defined by the language specification and can't be overridden. In Python, the metaclass - </text:span><text:span text:style-name="Source_20_Text"><text:span text:style-name="T9">type</text:span></text:span><text:span text:style-name="T2"> - controls these details of </text:span><text:span text:style-name="Source_20_Text"><text:span text:style-name="T9">Car</text:span></text:span><text:span text:style-name="T2">'s behavior. They can be overridden by using a different metaclass instead of </text:span><text:span text:style-name="Source_20_Text"><text:span text:style-name="T9">type</text:span></text:span><text:span text:style-name="T2">.</text:span></text:p>
      <text:p text:style-name="P20"><text:span text:style-name="T2">The above example contains some redundant code to do with the four attributes </text:span><text:span text:style-name="Source_20_Text"><text:span text:style-name="T9">make</text:span></text:span><text:span text:style-name="T2">, </text:span><text:span text:style-name="Source_20_Text"><text:span text:style-name="T9">model</text:span></text:span><text:span text:style-name="T2">, </text:span><text:span text:style-name="Source_20_Text"><text:span text:style-name="T9">year</text:span></text:span><text:span text:style-name="T2">, and </text:span><text:span text:style-name="Source_20_Text"><text:span text:style-name="T9">color</text:span></text:span><text:span text:style-name="T2">. It is possible to eliminate some of this redundancy using a metaclass. In Python, a metaclass is most easily defined as a subclass of </text:span><text:span text:style-name="Source_20_Text"><text:span text:style-name="T9">type</text:span></text:span><text:span text:style-name="T2">.</text:span></text:p>
      <text:p text:style-name="P2"><text:span text:style-name="T34">class</text:span> <text:span text:style-name="T38">AttributeInitType</text:span>(<text:span text:style-name="T33">type</text:span>):</text:p>
      <text:p text:style-name="P4"><text:s text:c="4"/><text:span text:style-name="T35">def</text:span><text:span text:style-name="T32"> </text:span><text:span text:style-name="T39">__call__</text:span><text:span text:style-name="T32">(</text:span><text:span text:style-name="T36">self</text:span><text:span text:style-name="T32">, </text:span><text:span text:style-name="T42">*</text:span><text:span text:style-name="T32">args, </text:span><text:span text:style-name="T42">**</text:span><text:span text:style-name="T32">kwargs):</text:span></text:p>
      <text:p text:style-name="P4"><text:s text:c="8"/><text:span text:style-name="T46">"""Create a new instance."""</text:span></text:p>
      <text:p text:style-name="P6"/>
      <text:p text:style-name="P4"><text:s text:c="8"/><text:span text:style-name="T49"># First, create the object in the normal default way.</text:span></text:p>
      <text:p text:style-name="P4"><text:s text:c="8"/><text:span text:style-name="T32">obj </text:span><text:span text:style-name="T42">=</text:span><text:span text:style-name="T32"> </text:span><text:span text:style-name="T36">type</text:span><text:span text:style-name="T42">.</text:span><text:span text:style-name="T39">__call__</text:span><text:span text:style-name="T32">(</text:span><text:span text:style-name="T36">self</text:span><text:span text:style-name="T32">, </text:span><text:span text:style-name="T42">*</text:span><text:span text:style-name="T32">args)</text:span></text:p>
      <text:p text:style-name="P6"/>
      <text:p text:style-name="P4"><text:s text:c="8"/><text:span text:style-name="T49"># Additionally, set attributes on the new object.</text:span></text:p>
      <text:p text:style-name="P4"><text:s text:c="8"/><text:span text:style-name="T35">for</text:span><text:span text:style-name="T32"> name, value </text:span><text:span text:style-name="T44">in</text:span><text:span text:style-name="T32"> kwargs</text:span><text:span text:style-name="T42">.</text:span><text:span text:style-name="T32">items():</text:span></text:p>
      <text:p text:style-name="P4"><text:s text:c="12"/><text:span text:style-name="T36">setattr</text:span><text:span text:style-name="T32">(obj, name, value)</text:span></text:p>
      <text:p text:style-name="P6"/>
      <text:p text:style-name="P4"><text:s text:c="8"/><text:span text:style-name="T49"># Return the new object.</text:span></text:p>
      <text:p text:style-name="P5"><text:s text:c="8"/><text:span text:style-name="T35">return</text:span><text:span text:style-name="T32"> obj</text:span></text:p>
      <text:p text:style-name="P20"><text:soft-page-break/><text:span text:style-name="T2">This metaclass only overrides object creation. All other aspects of class and object behavior are still handled by </text:span><text:span text:style-name="Source_20_Text"><text:span text:style-name="T9">type</text:span></text:span><text:span text:style-name="T2">.</text:span></text:p>
      <text:p text:style-name="P20"><text:span text:style-name="T2">Now the class </text:span><text:span text:style-name="Source_20_Text"><text:span text:style-name="T9">Car</text:span></text:span><text:span text:style-name="T2"> can be rewritten to use this metaclass. In Python 3 this is done by providing a "keyword argument" </text:span><text:span text:style-name="Source_20_Text"><text:span text:style-name="T9">metaclass</text:span></text:span><text:span text:style-name="T2"> to the class definition:</text:span></text:p>
      <text:p text:style-name="P2"><text:span text:style-name="T34">class</text:span> <text:span text:style-name="T38">Car</text:span>(<text:span text:style-name="T33">object</text:span>, metaclass<text:span text:style-name="T41">=</text:span>AttributeInitType):</text:p>
      <text:p text:style-name="P4"><text:s text:c="4"/><text:span text:style-name="T43">@property</text:span></text:p>
      <text:p text:style-name="P4"><text:s text:c="4"/><text:span text:style-name="T35">def</text:span><text:span text:style-name="T32"> </text:span><text:span text:style-name="T39">description</text:span><text:span text:style-name="T32">(</text:span><text:span text:style-name="T36">self</text:span><text:span text:style-name="T32">) </text:span><text:span text:style-name="T42">-&gt;</text:span><text:span text:style-name="T32"> </text:span><text:span text:style-name="T36">str</text:span><text:span text:style-name="T32">:</text:span></text:p>
      <text:p text:style-name="P4"><text:s text:c="8"/><text:span text:style-name="T46">"""Return a description of this car."""</text:span></text:p>
      <text:p text:style-name="P5"><text:s text:c="8"/><text:span text:style-name="T35">return</text:span><text:span text:style-name="T32"> </text:span><text:span text:style-name="T47">" "</text:span><text:span text:style-name="T42">.</text:span><text:span text:style-name="T32">join(</text:span><text:span text:style-name="T36">str</text:span><text:span text:style-name="T32">(value) </text:span><text:span text:style-name="T35">for</text:span><text:span text:style-name="T32"> value </text:span><text:span text:style-name="T44">in</text:span><text:span text:style-name="T32"> </text:span><text:span text:style-name="T36">self</text:span><text:span text:style-name="T42">.</text:span><text:span text:style-name="T50">__dict__</text:span><text:span text:style-name="T42">.</text:span><text:span text:style-name="T32">values())</text:span></text:p>
      <text:p text:style-name="P20"><text:span text:style-name="T2">The resulting object </text:span><text:span text:style-name="Source_20_Text"><text:span text:style-name="T9">Car</text:span></text:span><text:span text:style-name="T2"> can be instantiated as usual, but can contain any number of keyword arguments:</text:span></text:p>
      <text:p text:style-name="P3">new_car <text:span text:style-name="T41">=</text:span> Car(make<text:span text:style-name="T41">=</text:span><text:span text:style-name="T45">'Toyota'</text:span>, model<text:span text:style-name="T41">=</text:span><text:span text:style-name="T45">'Prius'</text:span>, year<text:span text:style-name="T41">=2005</text:span>, color<text:span text:style-name="T41">=</text:span><text:span text:style-name="T45">'Green'</text:span>, engine<text:span text:style-name="T41">=</text:span><text:span text:style-name="T45">'Hybrid'</text:span>)</text:p>
      <text:p text:style-name="P9"/>
      <text:p text:style-name="Standard"/>
      <text:p text:style-name="Standard">Q2. What is the best way to declare a class&amp;#39;s meta-class?</text:p>
      <text:p text:style-name="P11">Ans: In Python, we can customize the class creation process by passing the metaclass keyword in the class definition. This can also be done by inheriting a class that has already passed in this keyword.</text:p>
      <text:p text:style-name="P12">e.g. </text:p>
      <text:p text:style-name="P12"><text:tab/>class Mymeta(type):</text:p>
      <text:p text:style-name="P12"><text:tab/><text:tab/>pass</text:p>
      <text:p text:style-name="P12"><text:tab/>class Myclass(metaclass=MyMeta):</text:p>
      <text:p text:style-name="P12"><text:tab/><text:tab/>pass</text:p>
      <text:p text:style-name="P11"/>
      <text:p text:style-name="P11">De<text:span text:style-name="T52">cl</text:span>are a classes meta-class dynamically:</text:p>
      <text:p text:style-name="P10"><text:tab/>PythonClass = type('PythonClass', (<text:span text:style-name="T52">type</text:span>,),{'start_date': 'August 2018'})</text:p>
      <text:p text:style-name="P10"><text:tab/></text:p>
      <text:p text:style-name="Standard"><text:tab/></text:p>
      <text:p text:style-name="Standard">Q3. How do class decorators overlap with meta-classes for handling classes?</text:p>
      <text:p text:style-name="P13"><text:span text:style-name="T53">Ans: </text:span><text:a xlink:type="simple" xlink:href="https://www.geeksforgeeks.org/function-decorators-in-python-set-1-introduction/" text:style-name="Internet_20_link" text:visited-style-name="Visited_20_Internet_20_Link"><text:span text:style-name="Strong_20_Emphasis"><text:span text:style-name="T31">Decorators</text:span></text:span></text:a><text:span text:style-name="T26"> </text:span><text:span text:style-name="T27">are a very powerful and useful tool in Python since it allows programmers to modify the behaviour of a function or class. Decorators allow us to wrap another function in order to extend the behaviour of the wrapped function, without permanently modifying it</text:span><text:span text:style-name="T58"> </text:span></text:p>
      <text:p text:style-name="P17">by passing the object of meta-class to the class decorator method to get the decorator’s functionality enabled object </text:p>
      <text:p text:style-name="P18"><text:span text:style-name="T18">We can define a decorator as a class in order to do that, we have to use a __call__ method of classes. When a user needs to create an object that acts as a function then function decorator </text:span></text:p>
      <text:p text:style-name="P18"><text:span text:style-name="T18">needs to return an object that acts like a function, so __call__ can be useful. </text:span></text:p>
      <text:p text:style-name="P19"><text:span text:style-name="T13">CLASS DECORATOR ADDS MORE FUNCTIONALITY TO THE CLASS, THE SAME CAN BE DONE USING MY USING THE __metaclass__ = meta-class name, where the functionality of both can be same.</text:span></text:p>
      <text:p text:style-name="P7"><text:span text:style-name="T11"/></text:p>
      <text:p text:style-name="Standard">Q4. How do class decorators overlap with meta-classes for handling instances?</text:p>
      <text:p text:style-name="P14">e.g.</text:p>
      <text:p text:style-name="P14">from functools import wraps</text:p>
      <text:p text:style-name="P14"><text:s/></text:p>
      <text:p text:style-name="P14">def debug(func):</text:p>
      <text:p text:style-name="P14"><text:s text:c="4"/>'''decorator for debugging passed function'''</text:p>
      <text:p text:style-name="P14"><text:s text:c="5"/></text:p>
      <text:p text:style-name="P14"><text:soft-page-break/><text:s text:c="4"/>@wraps(func)</text:p>
      <text:p text:style-name="P14"><text:s text:c="4"/>def wrapper(*args, **kwargs):</text:p>
      <text:p text:style-name="P14"><text:s text:c="8"/>print("Full name of this method:", func.__qualname__)</text:p>
      <text:p text:style-name="P14"><text:s text:c="8"/>return func(*args, **kwargs)</text:p>
      <text:p text:style-name="P14"><text:s text:c="4"/>return wrapper</text:p>
      <text:p text:style-name="P14"><text:s/></text:p>
      <text:p text:style-name="P14">def debugmethods(cls):</text:p>
      <text:p text:style-name="P14"><text:s text:c="4"/>'''class decorator make use of debug decorator</text:p>
      <text:p text:style-name="P14"><text:s text:c="7"/>to debug class methods '''</text:p>
      <text:p text:style-name="P14"><text:s text:c="5"/></text:p>
      <text:p text:style-name="P14"><text:s text:c="4"/>for key, val in vars(cls).items():</text:p>
      <text:p text:style-name="P14"><text:s text:c="8"/>if callable(val):</text:p>
      <text:p text:style-name="P14"><text:s text:c="12"/>setattr(cls, key, debug(val))</text:p>
      <text:p text:style-name="P14"><text:s text:c="4"/>return cls</text:p>
      <text:p text:style-name="P14"><text:s/></text:p>
      <text:p text:style-name="P14">class debugMeta(type):</text:p>
      <text:p text:style-name="P14"><text:s text:c="4"/>'''meta class which feed created class object</text:p>
      <text:p text:style-name="P14"><text:s text:c="7"/>to debugmethod to get debug functionality</text:p>
      <text:p text:style-name="P14"><text:s text:c="7"/>enabled objects'''</text:p>
      <text:p text:style-name="P14"><text:s text:c="5"/></text:p>
      <text:p text:style-name="P14"><text:s text:c="4"/>def __new__(cls, clsname, bases, clsdict):</text:p>
      <text:p text:style-name="P14"><text:s text:c="8"/>obj = super().__new__(cls, clsname, bases, clsdict)</text:p>
      <text:p text:style-name="P14"><text:s text:c="8"/>obj = debugmethods(obj)</text:p>
      <text:p text:style-name="P14"><text:s text:c="8"/>return obj</text:p>
      <text:p text:style-name="P14"><text:s text:c="5"/></text:p>
      <text:p text:style-name="P14"># base class with metaclass 'debugMeta'</text:p>
      <text:p text:style-name="P14"># now all the subclass of this</text:p>
      <text:p text:style-name="P14"># will have debugging applied</text:p>
      <text:p text:style-name="P14">class Base(metaclass=debugMeta):pass</text:p>
      <text:p text:style-name="P14"><text:s/></text:p>
      <text:p text:style-name="P14"># inheriting Base</text:p>
      <text:p text:style-name="P14">class Calc(Base):</text:p>
      <text:p text:style-name="P14"><text:s text:c="4"/>def add(self, x, y):</text:p>
      <text:p text:style-name="P14"><text:s text:c="8"/>return x+y</text:p>
      <text:p text:style-name="P14"><text:s text:c="5"/></text:p>
      <text:p text:style-name="P14"># inheriting Calc</text:p>
      <text:p text:style-name="P14">class Calc_adv(Calc):</text:p>
      <text:p text:style-name="P14"><text:s text:c="4"/>def mul(self, x, y):</text:p>
      <text:p text:style-name="P14"><text:s text:c="8"/>return x*y</text:p>
      <text:p text:style-name="P14"><text:s/></text:p>
      <text:p text:style-name="P14"># Now Calc_adv object showing</text:p>
      <text:p text:style-name="P14"># debugging behaviour</text:p>
      <text:p text:style-name="P14">mycal = Calc_adv()</text:p>
      <text:p text:style-name="P14">print(mycal.mul(2, 3))</text:p>
      <text:p text:style-name="P14"/>
      <text:p text:style-name="P15"><text:span text:style-name="T54">output: </text:span><text:span text:style-name="T11">Full name of this method: Calc_adv.mul </text:span></text:p>
      <text:p text:style-name="P16"><text:span text:style-name="T11">6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"/>
    <style:font-face style:name="monospace1" svg:font-family="monospace, monospace"/>
    <style:font-face style:name="sans-serif" svg:font-family="sans-serif"/>
    <style:font-face style:name="urw-din" svg:font-family="urw-din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9T11:30:47.215000000</meta:creation-date>
    <dc:date>2022-08-09T15:03:35.463000000</dc:date>
    <meta:editing-duration>PT26M39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3" meta:paragraph-count="104" meta:word-count="846" meta:character-count="5808" meta:non-whitespace-character-count="4710"/>
  </office:meta>
</office:document-meta>
</file>